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77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1.834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1.9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Percentag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100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May, 2012</text:p>
          </table:table-cell>
          <table:table-cell table:style-name="ce1" office:value-type="string">
            <text:p>June, 2012</text:p>
          </table:table-cell>
          <table:table-cell table:style-name="ce1" office:value-type="string">
            <text:p>July, 2012</text:p>
          </table:table-cell>
          <table:table-cell table:style-name="ce1" office:value-type="string">
            <text:p>Aug, 2012</text:p>
          </table:table-cell>
          <table:table-cell table:style-name="ce1" office:value-type="string">
            <text:p>Sep, 2012</text:p>
          </table:table-cell>
          <table:table-cell table:style-name="ce1" office:value-type="string">
            <text:p>Oct, 2012</text:p>
          </table:table-cell>
          <table:table-cell table:style-name="ce1" office:value-type="string">
            <text:p>Nov, 2012</text:p>
          </table:table-cell>
          <table:table-cell table:style-name="ce1" office:value-type="string">
            <text:p>Dec, 2012</text:p>
          </table:table-cell>
          <table:table-cell table:style-name="ce1" office:value-type="string">
            <text:p>Jan, 2013</text:p>
          </table:table-cell>
          <table:table-cell table:style-name="ce1" office:value-type="string">
            <text:p>Feb, 2013</text:p>
          </table:table-cell>
          <table:table-cell table:style-name="ce1" office:value-type="string">
            <text:p>Mar, 2013</text:p>
          </table:table-cell>
          <table:table-cell table:style-name="ce1" office:value-type="string">
            <text:p>Apr, 2013</text:p>
          </table:table-cell>
          <table:table-cell table:style-name="ce1" office:value-type="string">
            <text:p>May, 2013</text:p>
          </table:table-cell>
          <table:table-cell table:style-name="ce1" office:value-type="string">
            <text:p>June, 2013</text:p>
          </table:table-cell>
          <table:table-cell table:style-name="ce1" office:value-type="string">
            <text:p>July, 2013</text:p>
          </table:table-cell>
          <table:table-cell table:style-name="ce1" office:value-type="string">
            <text:p>Aug, 2013</text:p>
          </table:table-cell>
          <table:table-cell table:style-name="ce1" office:value-type="string">
            <text:p>Sep, 2013</text:p>
          </table:table-cell>
          <table:table-cell table:style-name="ce1" office:value-type="string">
            <text:p>Oct, 2013</text:p>
          </table:table-cell>
          <table:table-cell table:style-name="ce1" office:value-type="string">
            <text:p>Nov, 2013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BSNL</text:p>
          </table:table-cell>
          <table:table-cell office:value-type="float" office:value="10.51">
            <text:p>10.51</text:p>
          </table:table-cell>
          <table:table-cell office:value-type="float" office:value="10.52">
            <text:p>10.52</text:p>
          </table:table-cell>
          <table:table-cell office:value-type="float" office:value="10.81">
            <text:p>10.81</text:p>
          </table:table-cell>
          <table:table-cell/>
          <table:table-cell office:value-type="float" office:value="10.99">
            <text:p>10.99</text:p>
          </table:table-cell>
          <table:table-cell/>
          <table:table-cell office:value-type="float" office:value="11.22">
            <text:p>11.22</text:p>
          </table:table-cell>
          <table:table-cell/>
          <table:table-cell office:value-type="float" office:value="11.62">
            <text:p>11.62</text:p>
          </table:table-cell>
          <table:table-cell/>
          <table:table-cell office:value-type="float" office:value="11.66">
            <text:p>11.66</text:p>
          </table:table-cell>
          <table:table-cell/>
          <table:table-cell office:value-type="float" office:value="11.27">
            <text:p>11.27</text:p>
          </table:table-cell>
          <table:table-cell/>
          <table:table-cell office:value-type="float" office:value="11.21">
            <text:p>11.21</text:p>
          </table:table-cell>
          <table:table-cell/>
          <table:table-cell office:value-type="float" office:value="11.24">
            <text:p>11.24</text:p>
          </table:table-cell>
          <table:table-cell/>
          <table:table-cell office:value-type="float" office:value="11.16">
            <text:p>11.16</text:p>
          </table:table-cell>
          <table:table-cell table:number-columns-repeated="1004"/>
        </table:table-row>
        <table:table-row table:style-name="ro1">
          <table:table-cell office:value-type="string">
            <text:p>Aircel</text:p>
          </table:table-cell>
          <table:table-cell office:value-type="float" office:value="6.93">
            <text:p>6.93</text:p>
          </table:table-cell>
          <table:table-cell office:value-type="float" office:value="6.95">
            <text:p>6.95</text:p>
          </table:table-cell>
          <table:table-cell office:value-type="float" office:value="7.13">
            <text:p>7.13</text:p>
          </table:table-cell>
          <table:table-cell/>
          <table:table-cell office:value-type="float" office:value="7.35">
            <text:p>7.35</text:p>
          </table:table-cell>
          <table:table-cell/>
          <table:table-cell office:value-type="float" office:value="7.33">
            <text:p>7.33</text:p>
          </table:table-cell>
          <table:table-cell/>
          <table:table-cell office:value-type="float" office:value="7.14">
            <text:p>7.14</text:p>
          </table:table-cell>
          <table:table-cell/>
          <table:table-cell office:value-type="float" office:value="6.92">
            <text:p>6.92</text:p>
          </table:table-cell>
          <table:table-cell/>
          <table:table-cell office:value-type="float" office:value="6.94">
            <text:p>6.94</text:p>
          </table:table-cell>
          <table:table-cell/>
          <table:table-cell office:value-type="float" office:value="7.06">
            <text:p>7.06</text:p>
          </table:table-cell>
          <table:table-cell/>
          <table:table-cell office:value-type="float" office:value="7.26">
            <text:p>7.26</text:p>
          </table:table-cell>
          <table:table-cell/>
          <table:table-cell office:value-type="float" office:value="7.41">
            <text:p>7.41</text:p>
          </table:table-cell>
          <table:table-cell table:number-columns-repeated="1004"/>
        </table:table-row>
        <table:table-row table:style-name="ro1">
          <table:table-cell office:value-type="string">
            <text:p>Tata</text:p>
          </table:table-cell>
          <table:table-cell office:value-type="float" office:value="8.77">
            <text:p>8.77</text:p>
          </table:table-cell>
          <table:table-cell office:value-type="float" office:value="8.59">
            <text:p>8.59</text:p>
          </table:table-cell>
          <table:table-cell office:value-type="float" office:value="8.52">
            <text:p>8.52</text:p>
          </table:table-cell>
          <table:table-cell/>
          <table:table-cell office:value-type="float" office:value="8.64">
            <text:p>8.64</text:p>
          </table:table-cell>
          <table:table-cell/>
          <table:table-cell office:value-type="float" office:value="8.14">
            <text:p>8.14</text:p>
          </table:table-cell>
          <table:table-cell/>
          <table:table-cell office:value-type="float" office:value="7.85">
            <text:p>7.85</text:p>
          </table:table-cell>
          <table:table-cell/>
          <table:table-cell office:value-type="float" office:value="7.65">
            <text:p>7.65</text:p>
          </table:table-cell>
          <table:table-cell/>
          <table:table-cell office:value-type="float" office:value="7.5">
            <text:p>7.5</text:p>
          </table:table-cell>
          <table:table-cell/>
          <table:table-cell office:value-type="float" office:value="7.32">
            <text:p>7.32</text:p>
          </table:table-cell>
          <table:table-cell/>
          <table:table-cell office:value-type="float" office:value="7.3">
            <text:p>7.3</text:p>
          </table:table-cell>
          <table:table-cell/>
          <table:table-cell office:value-type="float" office:value="7.19">
            <text:p>7.19</text:p>
          </table:table-cell>
          <table:table-cell table:number-columns-repeated="1004"/>
        </table:table-row>
        <table:table-row table:style-name="ro1">
          <table:table-cell office:value-type="string">
            <text:p>Bharti</text:p>
          </table:table-cell>
          <table:table-cell table:number-columns-repeated="1023"/>
        </table:table-row>
        <table:table-row table:style-name="ro1">
          <table:table-cell office:value-type="string">
            <text:p>Reliance</text:p>
          </table:table-cell>
          <table:table-cell table:number-columns-repeated="1023"/>
        </table:table-row>
        <table:table-row table:style-name="ro1">
          <table:table-cell office:value-type="string">
            <text:p>Vodafone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Customer" table:style-name="ta1">
        <table:table-column table:style-name="co4" table:default-cell-style-name="ce1"/>
        <table:table-column table:style-name="co6" table:default-cell-style-name="ce1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pr, 2012</text:p>
          </table:table-cell>
          <table:table-cell table:style-name="ce1" office:value-type="string">
            <text:p>May, 2012</text:p>
          </table:table-cell>
          <table:table-cell table:style-name="ce1" office:value-type="string">
            <text:p>June, 2012</text:p>
          </table:table-cell>
          <table:table-cell table:style-name="ce1" office:value-type="string">
            <text:p>July, 2012</text:p>
          </table:table-cell>
          <table:table-cell table:style-name="ce1" office:value-type="string">
            <text:p>Aug, 2012</text:p>
          </table:table-cell>
          <table:table-cell table:style-name="ce1" office:value-type="string">
            <text:p>Sep, 2012</text:p>
          </table:table-cell>
          <table:table-cell table:style-name="ce1" office:value-type="string">
            <text:p>Oct, 2012</text:p>
          </table:table-cell>
          <table:table-cell table:style-name="ce1" office:value-type="string">
            <text:p>Nov, 2012</text:p>
          </table:table-cell>
          <table:table-cell table:style-name="ce1" office:value-type="string">
            <text:p>Dec, 2012</text:p>
          </table:table-cell>
          <table:table-cell table:style-name="ce1" office:value-type="string">
            <text:p>Jan, 2013</text:p>
          </table:table-cell>
          <table:table-cell table:style-name="ce1" office:value-type="string">
            <text:p>Feb, 2013</text:p>
          </table:table-cell>
          <table:table-cell table:style-name="ce1" office:value-type="string">
            <text:p>Mar, 2013</text:p>
          </table:table-cell>
          <table:table-cell table:style-name="ce1" office:value-type="string">
            <text:p>Apr, 2013</text:p>
          </table:table-cell>
          <table:table-cell table:style-name="ce1" office:value-type="string">
            <text:p>May, 2013</text:p>
          </table:table-cell>
          <table:table-cell table:style-name="ce1" office:value-type="string">
            <text:p>June, 2013</text:p>
          </table:table-cell>
          <table:table-cell table:style-name="ce1" office:value-type="string">
            <text:p>July, 2013</text:p>
          </table:table-cell>
          <table:table-cell table:style-name="ce1" office:value-type="string">
            <text:p>Aug, 2013</text:p>
          </table:table-cell>
          <table:table-cell table:style-name="ce1" office:value-type="string">
            <text:p>Sep, 2013</text:p>
          </table:table-cell>
          <table:table-cell table:style-name="ce1" office:value-type="string">
            <text:p>Oct, 2013</text:p>
          </table:table-cell>
          <table:table-cell table:style-name="ce1" office:value-type="string">
            <text:p>Nov, 2013</text:p>
          </table:table-cell>
          <table:table-cell table:style-name="ce1" table:number-columns-repeated="1003"/>
        </table:table-row>
        <table:table-row table:style-name="ro1">
          <table:table-cell office:value-type="string">
            <text:p>BSNL</text:p>
          </table:table-cell>
          <table:table-cell office:value-type="float" office:value="97794938">
            <text:p>97794938</text:p>
          </table:table-cell>
          <table:table-cell office:value-type="float" office:value="97713129">
            <text:p>97713129</text:p>
          </table:table-cell>
          <table:table-cell office:value-type="float" office:value="98277277">
            <text:p>98277277</text:p>
          </table:table-cell>
          <table:table-cell office:value-type="float" office:value="98748829">
            <text:p>98748829</text:p>
          </table:table-cell>
          <table:table-cell office:value-type="float" office:value="99240191">
            <text:p>99240191</text:p>
          </table:table-cell>
          <table:table-cell office:value-type="float" office:value="99633207">
            <text:p>99633207</text:p>
          </table:table-cell>
          <table:table-cell office:value-type="float" office:value="99990355">
            <text:p>99990355</text:p>
          </table:table-cell>
          <table:table-cell office:value-type="float" office:value="99909334">
            <text:p>99909334</text:p>
          </table:table-cell>
          <table:table-cell office:value-type="float" office:value="99922347">
            <text:p>99922347</text:p>
          </table:table-cell>
          <table:table-cell office:value-type="float" office:value="100240893">
            <text:p>100240893</text:p>
          </table:table-cell>
          <table:table-cell office:value-type="float" office:value="100670567">
            <text:p>100670567</text:p>
          </table:table-cell>
          <table:table-cell office:value-type="float" office:value="101206625">
            <text:p>101206625</text:p>
          </table:table-cell>
          <table:table-cell office:value-type="float" office:value="98970584">
            <text:p>98970584</text:p>
          </table:table-cell>
          <table:table-cell office:value-type="float" office:value="98066315">
            <text:p>98066315</text:p>
          </table:table-cell>
          <table:table-cell office:value-type="float" office:value="97990720">
            <text:p>97990720</text:p>
          </table:table-cell>
          <table:table-cell office:value-type="float" office:value="98064487">
            <text:p>98064487</text:p>
          </table:table-cell>
          <table:table-cell office:value-type="float" office:value="97932747">
            <text:p>97932747</text:p>
          </table:table-cell>
          <table:table-cell office:value-type="float" office:value="97858181">
            <text:p>97858181</text:p>
          </table:table-cell>
          <table:table-cell office:value-type="float" office:value="97897474">
            <text:p>97897474</text:p>
          </table:table-cell>
          <table:table-cell office:value-type="float" office:value="98333557">
            <text:p>98333557</text:p>
          </table:table-cell>
          <table:table-cell table:number-columns-repeated="1003"/>
        </table:table-row>
        <table:table-row table:style-name="ro1">
          <table:table-cell office:value-type="string">
            <text:p>Aircel</text:p>
          </table:table-cell>
          <table:table-cell office:value-type="float" office:value="63586275">
            <text:p>63586275</text:p>
          </table:table-cell>
          <table:table-cell office:value-type="float" office:value="64392424">
            <text:p>64392424</text:p>
          </table:table-cell>
          <table:table-cell office:value-type="float" office:value="64876804">
            <text:p>64876804</text:p>
          </table:table-cell>
          <table:table-cell office:value-type="float" office:value="65158527">
            <text:p>65158527</text:p>
          </table:table-cell>
          <table:table-cell office:value-type="float" office:value="65952244">
            <text:p>65952244</text:p>
          </table:table-cell>
          <table:table-cell office:value-type="float" office:value="66607361">
            <text:p>66607361</text:p>
          </table:table-cell>
          <table:table-cell office:value-type="float" office:value="66786295">
            <text:p>66786295</text:p>
          </table:table-cell>
          <table:table-cell office:value-type="float" office:value="65323317">
            <text:p>65323317</text:p>
          </table:table-cell>
          <table:table-cell office:value-type="float" office:value="63347284">
            <text:p>63347284</text:p>
          </table:table-cell>
          <table:table-cell office:value-type="float" office:value="61571291">
            <text:p>61571291</text:p>
          </table:table-cell>
          <table:table-cell office:value-type="float" office:value="60872785">
            <text:p>60872785</text:p>
          </table:table-cell>
          <table:table-cell office:value-type="float" office:value="60071967">
            <text:p>60071967</text:p>
          </table:table-cell>
          <table:table-cell office:value-type="float" office:value="60080216">
            <text:p>60080216</text:p>
          </table:table-cell>
          <table:table-cell office:value-type="float" office:value="60358016">
            <text:p>60358016</text:p>
          </table:table-cell>
          <table:table-cell table:style-name="ce1" office:value-type="float" office:value="60969974">
            <text:p>60969974</text:p>
          </table:table-cell>
          <table:table-cell office:value-type="float" office:value="61725497">
            <text:p>61725497</text:p>
          </table:table-cell>
          <table:table-cell office:value-type="float" office:value="62602380">
            <text:p>62602380</text:p>
          </table:table-cell>
          <table:table-cell office:value-type="float" office:value="63245179">
            <text:p>63245179</text:p>
          </table:table-cell>
          <table:table-cell office:value-type="float" office:value="63742291">
            <text:p>63742291</text:p>
          </table:table-cell>
          <table:table-cell office:value-type="float" office:value="65283113">
            <text:p>65283113</text:p>
          </table:table-cell>
          <table:table-cell table:number-columns-repeated="1003"/>
        </table:table-row>
        <table:table-row table:style-name="ro1">
          <table:table-cell office:value-type="string">
            <text:p>Tata</text:p>
          </table:table-cell>
          <table:table-cell table:style-name="ce2" office:value-type="float" office:value="81229732">
            <text:p>81229732</text:p>
          </table:table-cell>
          <table:table-cell office:value-type="float" office:value="81537487">
            <text:p>81537487</text:p>
          </table:table-cell>
          <table:table-cell office:value-type="float" office:value="80226789">
            <text:p>80226789</text:p>
          </table:table-cell>
          <table:table-cell office:value-type="float" office:value="77814843">
            <text:p>77814843</text:p>
          </table:table-cell>
          <table:table-cell office:value-type="float" office:value="78631817">
            <text:p>78631817</text:p>
          </table:table-cell>
          <table:table-cell office:value-type="float" office:value="78355579">
            <text:p>78355579</text:p>
          </table:table-cell>
          <table:table-cell office:value-type="float" office:value="76748232">
            <text:p>76748232</text:p>
          </table:table-cell>
          <table:table-cell office:value-type="float" office:value="72515165">
            <text:p>72515165</text:p>
          </table:table-cell>
          <table:table-cell office:value-type="float" office:value="69558122">
            <text:p>69558122</text:p>
          </table:table-cell>
          <table:table-cell office:value-type="float" office:value="67682014">
            <text:p>67682014</text:p>
          </table:table-cell>
          <table:table-cell office:value-type="float" office:value="66989775">
            <text:p>66989775</text:p>
          </table:table-cell>
          <table:table-cell office:value-type="float" office:value="66416138">
            <text:p>66416138</text:p>
          </table:table-cell>
          <table:table-cell office:value-type="float" office:value="65631839">
            <text:p>65631839</text:p>
          </table:table-cell>
          <table:table-cell office:value-type="float" office:value="65265214">
            <text:p>65265214</text:p>
          </table:table-cell>
          <table:table-cell office:value-type="float" office:value="64626015">
            <text:p>64626015</text:p>
          </table:table-cell>
          <table:table-cell office:value-type="float" office:value="64063858">
            <text:p>64063858</text:p>
          </table:table-cell>
          <table:table-cell office:value-type="float" office:value="63690505">
            <text:p>63690505</text:p>
          </table:table-cell>
          <table:table-cell office:value-type="float" office:value="63546938">
            <text:p>63546938</text:p>
          </table:table-cell>
          <table:table-cell office:value-type="float" office:value="63450378">
            <text:p>63450378</text:p>
          </table:table-cell>
          <table:table-cell office:value-type="float" office:value="63343783">
            <text:p>63343783</text:p>
          </table:table-cell>
          <table:table-cell table:number-columns-repeated="1003"/>
        </table:table-row>
        <table:table-row table:style-name="ro1">
          <table:table-cell office:value-type="string">
            <text:p>Bharti</text:p>
          </table:table-cell>
          <table:table-cell table:number-columns-repeated="1023"/>
        </table:table-row>
        <table:table-row table:style-name="ro1">
          <table:table-cell office:value-type="string">
            <text:p>Reliance</text:p>
          </table:table-cell>
          <table:table-cell table:number-columns-repeated="1023"/>
        </table:table-row>
        <table:table-row table:style-name="ro1">
          <table:table-cell office:value-type="string">
            <text:p>Vodafone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office:value-type="float" office:value="921.02">
            <text:p>921.02</text:p>
          </table:table-cell>
          <table:table-cell office:value-type="float" office:value="929.37">
            <text:p>929.37</text:p>
          </table:table-cell>
          <table:table-cell office:value-type="float" office:value="934.09">
            <text:p>934.09</text:p>
          </table:table-cell>
          <table:table-cell office:value-type="float" office:value="913.49">
            <text:p>913.49</text:p>
          </table:table-cell>
          <table:table-cell office:value-type="float" office:value="908.36">
            <text:p>908.36</text:p>
          </table:table-cell>
          <table:table-cell office:value-type="float" office:value="906.62">
            <text:p>906.62</text:p>
          </table:table-cell>
          <table:table-cell office:value-type="float" office:value="904.23">
            <text:p>904.23</text:p>
          </table:table-cell>
          <table:table-cell office:value-type="float" office:value="890.6">
            <text:p>890.6</text:p>
          </table:table-cell>
          <table:table-cell office:value-type="float" office:value="864.72">
            <text:p>864.72</text:p>
          </table:table-cell>
          <table:table-cell table:style-name="ce4" office:value-type="float" office:value="862.62">
            <text:p>862.62</text:p>
          </table:table-cell>
          <table:table-cell office:value-type="float" office:value="861.66">
            <text:p>861.66</text:p>
          </table:table-cell>
          <table:table-cell office:value-type="float" office:value="867.8">
            <text:p>867.8</text:p>
          </table:table-cell>
          <table:table-cell office:value-type="float" office:value="867.02">
            <text:p>867.02</text:p>
          </table:table-cell>
          <table:table-cell office:value-type="float" office:value="870.2">
            <text:p>870.2</text:p>
          </table:table-cell>
          <table:table-cell office:value-type="float" office:value="873.36">
            <text:p>873.36</text:p>
          </table:table-cell>
          <table:table-cell office:value-type="float" office:value="874.88">
            <text:p>874.88</text:p>
          </table:table-cell>
          <table:table-cell office:value-type="float" office:value="876.72">
            <text:p>876.72</text:p>
          </table:table-cell>
          <table:table-cell office:value-type="float" office:value="870.58">
            <text:p>870.58</text:p>
          </table:table-cell>
          <table:table-cell office:value-type="float" office:value="875.48">
            <text:p>875.48</text:p>
          </table:table-cell>
          <table:table-cell office:value-type="float" office:value="881.13">
            <text:p>881.13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float" office:value="566.81">
            <text:p>566.81</text:p>
          </table:table-cell>
          <table:table-cell office:value-type="float" office:value="553.91">
            <text:p>553.91</text:p>
          </table:table-cell>
          <table:table-cell office:value-type="float" office:value="533.12">
            <text:p>533.12</text:p>
          </table:table-cell>
          <table:table-cell office:value-type="float" office:value="528.88">
            <text:p>528.88</text:p>
          </table:table-cell>
          <table:table-cell office:value-type="float" office:value="521.29">
            <text:p>521.29</text:p>
          </table:table-cell>
          <table:table-cell office:value-type="float" office:value="525.3">
            <text:p>525.3</text:p>
          </table:table-cell>
          <table:table-cell office:value-type="float" office:value="521.18">
            <text:p>521.18</text:p>
          </table:table-cell>
          <table:table-cell office:value-type="float" office:value="522.01">
            <text:p>522.01</text:p>
          </table:table-cell>
          <table:table-cell office:value-type="float" office:value="522.27">
            <text:p>522.27</text:p>
          </table:table-cell>
          <table:table-cell office:value-type="float" office:value="525.78">
            <text:p>525.78</text:p>
          </table:table-cell>
          <table:table-cell office:value-type="float" office:value="525.84">
            <text:p>525.84</text:p>
          </table:table-cell>
          <table:table-cell office:value-type="float" office:value="520.21">
            <text:p>520.21</text:p>
          </table:table-cell>
          <table:table-cell office:value-type="float" office:value="522.21">
            <text:p>522.21</text:p>
          </table:table-cell>
          <table:table-cell office:value-type="float" office:value="523.8">
            <text:p>523.8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float" office:value="337.42">
            <text:p>337.42</text:p>
          </table:table-cell>
          <table:table-cell office:value-type="float" office:value="336.7">
            <text:p>336.7</text:p>
          </table:table-cell>
          <table:table-cell office:value-type="float" office:value="331.6">
            <text:p>331.6</text:p>
          </table:table-cell>
          <table:table-cell office:value-type="float" office:value="333.74">
            <text:p>333.74</text:p>
          </table:table-cell>
          <table:table-cell office:value-type="float" office:value="340.38">
            <text:p>340.38</text:p>
          </table:table-cell>
          <table:table-cell office:value-type="float" office:value="342.5">
            <text:p>342.5</text:p>
          </table:table-cell>
          <table:table-cell office:value-type="float" office:value="345.85">
            <text:p>345.85</text:p>
          </table:table-cell>
          <table:table-cell office:value-type="float" office:value="348.19">
            <text:p>348.19</text:p>
          </table:table-cell>
          <table:table-cell office:value-type="float" office:value="351.1">
            <text:p>351.1</text:p>
          </table:table-cell>
          <table:table-cell office:value-type="float" office:value="349.09">
            <text:p>349.09</text:p>
          </table:table-cell>
          <table:table-cell office:value-type="float" office:value="350.88">
            <text:p>350.88</text:p>
          </table:table-cell>
          <table:table-cell office:value-type="float" office:value="350.37">
            <text:p>350.37</text:p>
          </table:table-cell>
          <table:table-cell office:value-type="float" office:value="353.27">
            <text:p>353.27</text:p>
          </table:table-cell>
          <table:table-cell office:value-type="float" office:value="357.33">
            <text:p>357.33</text:p>
          </table:table-cell>
          <table:table-cell table:number-columns-repeated="100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BSNL</text:p>
          </table:table-cell>
          <table:table-cell table:style-name="Default"/>
          <table:table-cell office:value-type="float" office:value="-81809">
            <text:p>-81809</text:p>
          </table:table-cell>
          <table:table-cell office:value-type="float" office:value="564148">
            <text:p>564148</text:p>
          </table:table-cell>
          <table:table-cell office:value-type="float" office:value="471552">
            <text:p>471552</text:p>
          </table:table-cell>
          <table:table-cell table:style-name="ce3" office:value-type="float" office:value="491362">
            <text:p>491362</text:p>
          </table:table-cell>
          <table:table-cell office:value-type="float" office:value="393016">
            <text:p>393016</text:p>
          </table:table-cell>
          <table:table-cell office:value-type="float" office:value="357148">
            <text:p>357148</text:p>
          </table:table-cell>
          <table:table-cell office:value-type="float" office:value="-81021">
            <text:p>-81021</text:p>
          </table:table-cell>
          <table:table-cell office:value-type="float" office:value="13013">
            <text:p>13013</text:p>
          </table:table-cell>
          <table:table-cell office:value-type="float" office:value="318546">
            <text:p>318546</text:p>
          </table:table-cell>
          <table:table-cell office:value-type="float" office:value="429674">
            <text:p>429674</text:p>
          </table:table-cell>
          <table:table-cell office:value-type="float" office:value="536058">
            <text:p>536058</text:p>
          </table:table-cell>
          <table:table-cell office:value-type="float" office:value="-2236041">
            <text:p>-2236041</text:p>
          </table:table-cell>
          <table:table-cell office:value-type="float" office:value="-904269">
            <text:p>-904269</text:p>
          </table:table-cell>
          <table:table-cell office:value-type="float" office:value="-75595">
            <text:p>-75595</text:p>
          </table:table-cell>
          <table:table-cell office:value-type="float" office:value="73767">
            <text:p>73767</text:p>
          </table:table-cell>
          <table:table-cell office:value-type="float" office:value="-131740">
            <text:p>-131740</text:p>
          </table:table-cell>
          <table:table-cell office:value-type="float" office:value="-74566">
            <text:p>-74566</text:p>
          </table:table-cell>
          <table:table-cell office:value-type="float" office:value="39293">
            <text:p>39293</text:p>
          </table:table-cell>
          <table:table-cell office:value-type="float" office:value="436083">
            <text:p>436083</text:p>
          </table:table-cell>
          <table:table-cell table:number-columns-repeated="1003"/>
        </table:table-row>
        <table:table-row table:style-name="ro2">
          <table:table-cell office:value-type="string">
            <text:p>Aircel</text:p>
          </table:table-cell>
          <table:table-cell table:style-name="Default"/>
          <table:table-cell office:value-type="float" office:value="806149">
            <text:p>806149</text:p>
          </table:table-cell>
          <table:table-cell office:value-type="float" office:value="484380">
            <text:p>484380</text:p>
          </table:table-cell>
          <table:table-cell office:value-type="float" office:value="281723">
            <text:p>281723</text:p>
          </table:table-cell>
          <table:table-cell table:style-name="ce3" office:value-type="float" office:value="793717">
            <text:p>793717</text:p>
          </table:table-cell>
          <table:table-cell office:value-type="float" office:value="655117">
            <text:p>655117</text:p>
          </table:table-cell>
          <table:table-cell office:value-type="float" office:value="178934">
            <text:p>178934</text:p>
          </table:table-cell>
          <table:table-cell office:value-type="float" office:value="-1462978">
            <text:p>-1462978</text:p>
          </table:table-cell>
          <table:table-cell office:value-type="float" office:value="-1976033">
            <text:p>-1976033</text:p>
          </table:table-cell>
          <table:table-cell office:value-type="float" office:value="-1775993">
            <text:p>-1775993</text:p>
          </table:table-cell>
          <table:table-cell office:value-type="float" office:value="-698506">
            <text:p>-698506</text:p>
          </table:table-cell>
          <table:table-cell office:value-type="float" office:value="-800818">
            <text:p>-800818</text:p>
          </table:table-cell>
          <table:table-cell office:value-type="float" office:value="8249">
            <text:p>8249</text:p>
          </table:table-cell>
          <table:table-cell office:value-type="float" office:value="277800">
            <text:p>277800</text:p>
          </table:table-cell>
          <table:table-cell office:value-type="float" office:value="611958">
            <text:p>611958</text:p>
          </table:table-cell>
          <table:table-cell office:value-type="float" office:value="755523">
            <text:p>755523</text:p>
          </table:table-cell>
          <table:table-cell office:value-type="float" office:value="876883">
            <text:p>876883</text:p>
          </table:table-cell>
          <table:table-cell office:value-type="float" office:value="642799">
            <text:p>642799</text:p>
          </table:table-cell>
          <table:table-cell office:value-type="float" office:value="497112">
            <text:p>497112</text:p>
          </table:table-cell>
          <table:table-cell office:value-type="float" office:value="1540822">
            <text:p>1540822</text:p>
          </table:table-cell>
          <table:table-cell table:number-columns-repeated="1003"/>
        </table:table-row>
        <table:table-row table:style-name="ro2">
          <table:table-cell office:value-type="string">
            <text:p>Tata</text:p>
          </table:table-cell>
          <table:table-cell table:style-name="Default"/>
          <table:table-cell office:value-type="float" office:value="307755">
            <text:p>307755</text:p>
          </table:table-cell>
          <table:table-cell office:value-type="float" office:value="-1310698">
            <text:p>-1310698</text:p>
          </table:table-cell>
          <table:table-cell office:value-type="float" office:value="-2411946">
            <text:p>-2411946</text:p>
          </table:table-cell>
          <table:table-cell table:style-name="ce3" office:value-type="float" office:value="816974">
            <text:p>816974</text:p>
          </table:table-cell>
          <table:table-cell office:value-type="float" office:value="-276238">
            <text:p>-276238</text:p>
          </table:table-cell>
          <table:table-cell office:value-type="float" office:value="-1607347">
            <text:p>-1607347</text:p>
          </table:table-cell>
          <table:table-cell office:value-type="float" office:value="-4233067">
            <text:p>-4233067</text:p>
          </table:table-cell>
          <table:table-cell office:value-type="float" office:value="-2957043">
            <text:p>-2957043</text:p>
          </table:table-cell>
          <table:table-cell office:value-type="float" office:value="-1876108">
            <text:p>-1876108</text:p>
          </table:table-cell>
          <table:table-cell office:value-type="float" office:value="-692239">
            <text:p>-692239</text:p>
          </table:table-cell>
          <table:table-cell office:value-type="float" office:value="-573637">
            <text:p>-573637</text:p>
          </table:table-cell>
          <table:table-cell office:value-type="float" office:value="-784299">
            <text:p>-784299</text:p>
          </table:table-cell>
          <table:table-cell office:value-type="float" office:value="-366625">
            <text:p>-366625</text:p>
          </table:table-cell>
          <table:table-cell office:value-type="float" office:value="-639199">
            <text:p>-639199</text:p>
          </table:table-cell>
          <table:table-cell office:value-type="float" office:value="-562157">
            <text:p>-562157</text:p>
          </table:table-cell>
          <table:table-cell office:value-type="float" office:value="-373353">
            <text:p>-373353</text:p>
          </table:table-cell>
          <table:table-cell office:value-type="float" office:value="-143567">
            <text:p>-143567</text:p>
          </table:table-cell>
          <table:table-cell office:value-type="float" office:value="-96560">
            <text:p>-96560</text:p>
          </table:table-cell>
          <table:table-cell office:value-type="float" office:value="-106595">
            <text:p>-106595</text:p>
          </table:table-cell>
          <table:table-cell table:number-columns-repeated="1003"/>
        </table:table-row>
        <table:table-row table:style-name="ro1">
          <table:table-cell office:value-type="string">
            <text:p>Bharti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Relianc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Vodafone</text:p>
          </table:table-cell>
          <table:table-cell table:style-name="Default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ge in Customer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100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May, 2012</text:p>
          </table:table-cell>
          <table:table-cell table:style-name="ce1" office:value-type="string">
            <text:p>June, 2012</text:p>
          </table:table-cell>
          <table:table-cell table:style-name="ce1" office:value-type="string">
            <text:p>July, 2012</text:p>
          </table:table-cell>
          <table:table-cell table:style-name="ce1" office:value-type="string">
            <text:p>Aug, 2012</text:p>
          </table:table-cell>
          <table:table-cell table:style-name="ce1" office:value-type="string">
            <text:p>Sep, 2012</text:p>
          </table:table-cell>
          <table:table-cell table:style-name="ce1" office:value-type="string">
            <text:p>Oct, 2012</text:p>
          </table:table-cell>
          <table:table-cell table:style-name="ce1" office:value-type="string">
            <text:p>Nov, 2012</text:p>
          </table:table-cell>
          <table:table-cell table:style-name="ce1" office:value-type="string">
            <text:p>Dec, 2012</text:p>
          </table:table-cell>
          <table:table-cell table:style-name="ce1" office:value-type="string">
            <text:p>Jan, 2013</text:p>
          </table:table-cell>
          <table:table-cell table:style-name="ce1" office:value-type="string">
            <text:p>Feb, 2013</text:p>
          </table:table-cell>
          <table:table-cell table:style-name="ce1" office:value-type="string">
            <text:p>Mar, 2013</text:p>
          </table:table-cell>
          <table:table-cell table:style-name="ce1" office:value-type="string">
            <text:p>Apr, 2013</text:p>
          </table:table-cell>
          <table:table-cell table:style-name="ce1" office:value-type="string">
            <text:p>May, 2013</text:p>
          </table:table-cell>
          <table:table-cell table:style-name="ce1" office:value-type="string">
            <text:p>June, 2013</text:p>
          </table:table-cell>
          <table:table-cell table:style-name="ce1" office:value-type="string">
            <text:p>July, 2013</text:p>
          </table:table-cell>
          <table:table-cell table:style-name="ce1" office:value-type="string">
            <text:p>Aug, 2013</text:p>
          </table:table-cell>
          <table:table-cell table:style-name="ce1" office:value-type="string">
            <text:p>Sep, 2013</text:p>
          </table:table-cell>
          <table:table-cell table:style-name="ce1" office:value-type="string">
            <text:p>Oct, 2013</text:p>
          </table:table-cell>
          <table:table-cell table:style-name="ce1" office:value-type="string">
            <text:p>Nov, 2013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BSNL</text:p>
          </table:table-cell>
          <table:table-cell office:value-type="float" office:value="-81809">
            <text:p>-81809</text:p>
          </table:table-cell>
          <table:table-cell/>
          <table:table-cell office:value-type="float" office:value="471552">
            <text:p>471552</text:p>
          </table:table-cell>
          <table:table-cell table:number-columns-repeated="1020"/>
        </table:table-row>
        <table:table-row table:style-name="ro1">
          <table:table-cell office:value-type="string">
            <text:p>Aircel</text:p>
          </table:table-cell>
          <table:table-cell office:value-type="float" office:value="806149">
            <text:p>806149</text:p>
          </table:table-cell>
          <table:table-cell/>
          <table:table-cell office:value-type="float" office:value="281723">
            <text:p>281723</text:p>
          </table:table-cell>
          <table:table-cell table:number-columns-repeated="1020"/>
        </table:table-row>
        <table:table-row table:style-name="ro1">
          <table:table-cell office:value-type="string">
            <text:p>Tata</text:p>
          </table:table-cell>
          <table:table-cell office:value-type="float" office:value="307755">
            <text:p>307755</text:p>
          </table:table-cell>
          <table:table-cell/>
          <table:table-cell office:value-type="float" office:value="-2411946">
            <text:p>-2411946</text:p>
          </table:table-cell>
          <table:table-cell table:number-columns-repeated="1020"/>
        </table:table-row>
        <table:table-row table:style-name="ro1">
          <table:table-cell office:value-type="string">
            <text:p>Bharti</text:p>
          </table:table-cell>
          <table:table-cell table:number-columns-repeated="1023"/>
        </table:table-row>
        <table:table-row table:style-name="ro1">
          <table:table-cell office:value-type="string">
            <text:p>Reliance</text:p>
          </table:table-cell>
          <table:table-cell table:number-columns-repeated="1023"/>
        </table:table-row>
        <table:table-row table:style-name="ro1">
          <table:table-cell office:value-type="string">
            <text:p>Vodafone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s122817 </meta:initial-creator>
    <meta:creation-date>2014-02-12T15:47:34</meta:creation-date>
    <dc:date>2014-02-14T23:20:48</dc:date>
    <dc:creator>mcs122817 </dc:creator>
    <meta:editing-duration>P2DT6H46M44S</meta:editing-duration>
    <meta:editing-cycles>4</meta:editing-cycles>
    <meta:generator>LibreOffice/3.6$Linux_X86_64 LibreOffice_project/360m1$Build-2</meta:generator>
    <meta:document-statistic meta:table-count="3" meta:cell-count="287" meta:object-count="0"/>
  </office:meta>
</office:document-meta>
</file>